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493cm"/>
    </style:style>
    <style:style style:name="co2" style:family="table-column">
      <style:table-column-properties fo:break-before="auto" style:column-width="10.356cm"/>
    </style:style>
    <style:style style:name="co3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ce4"/>
        <table:table-column table:style-name="co2" table:default-cell-style-name="Default"/>
        <table:table-column table:style-name="co3" table:number-columns-repeated="1019" table:default-cell-style-name="Default"/>
        <table:table-row table:style-name="ro1">
          <table:table-cell office:value-type="string" calcext:value-type="string">
            <text:p>Nombres</text:p>
          </table:table-cell>
          <table:table-cell/>
          <table:table-cell table:style-name="ce1" office:value-type="string" calcext:value-type="string">
            <text:p>Nombresa</text:p>
          </table:table-cell>
          <table:table-cell table:number-columns-repeated="2" table:style-name="ce1" office:value-type="string" calcext:value-type="string">
            <text:p>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EGO COSAN En su rol de: ASISTENTE</text:p>
          </table:table-cell>
          <table:table-cell table:formula="of:=CONCATENATE([.C2];&quot; &quot;;[.D2]; &quot; &quot;; [.E2])" office:value-type="string" office:string-value="DIEGO COSAN En su rol de: ASISTENTE" calcext:value-type="string">
            <text:p>DIEGO COSAN En su rol de: ASISTENTE</text:p>
          </table:table-cell>
          <table:table-cell office:value-type="string" calcext:value-type="string">
            <text:p>DIEGO COSAN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ASIST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ILIO BASALDIA En su rol de: ESCENOGRAFIA</text:p>
          </table:table-cell>
          <table:table-cell table:formula="of:=CONCATENATE([.C3];&quot; &quot;;[.D3]; &quot; &quot;; [.E3])" office:value-type="string" office:string-value="EMILIO BASALDIA En su rol de: ESCENOGRAFIA" calcext:value-type="string">
            <text:p>EMILIO BASALDIA En su rol de: ESCENOGRAFIA</text:p>
          </table:table-cell>
          <table:table-cell office:value-type="string" calcext:value-type="string">
            <text:p>EMILIO BASALDIA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ESCENOGRAFI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MILIO BASALDIA En su rol de: VESTUARIO</text:p>
          </table:table-cell>
          <table:table-cell table:formula="of:=CONCATENATE([.C4];&quot; &quot;;[.D4]; &quot; &quot;; [.E4])" office:value-type="string" office:string-value="EMILIO BASALDIA En su rol de: VESTUARIO" calcext:value-type="string">
            <text:p>EMILIO BASALDIA En su rol de: VESTUARIO</text:p>
          </table:table-cell>
          <table:table-cell office:value-type="string" calcext:value-type="string">
            <text:p>EMILIO BASALDIA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VESTUAR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IK OÑA En su rol de: ASISTENTE</text:p>
          </table:table-cell>
          <table:table-cell table:formula="of:=CONCATENATE([.C5];&quot; &quot;;[.D5]; &quot; &quot;; [.E5])" office:value-type="string" office:string-value="ERIK OÑA En su rol de: ASISTENTE" calcext:value-type="string">
            <text:p>ERIK OÑA En su rol de: ASISTENTE</text:p>
          </table:table-cell>
          <table:table-cell office:value-type="string" calcext:value-type="string">
            <text:p>ERIK OÑA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ASISTEN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NESTO DIZ En su rol de: ILUMINACION</text:p>
          </table:table-cell>
          <table:table-cell table:formula="of:=CONCATENATE([.C6];&quot; &quot;;[.D6]; &quot; &quot;; [.E6])" office:value-type="string" office:string-value="ERNESTO DIZ En su rol de: ILUMINACION" calcext:value-type="string">
            <text:p>ERNESTO DIZ En su rol de: ILUMINACION</text:p>
          </table:table-cell>
          <table:table-cell office:value-type="string" calcext:value-type="string">
            <text:p>ERNESTO DIZ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ILUMINAC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BRIEL FALCONI En su rol de: VIOLA</text:p>
          </table:table-cell>
          <table:table-cell table:formula="of:=CONCATENATE([.C7];&quot; &quot;;[.D7]; &quot; &quot;; [.E7])" office:value-type="string" office:string-value="GABRIEL FALCONI En su rol de: VIOLA" calcext:value-type="string">
            <text:p>GABRIEL FALCONI En su rol de: VIOLA</text:p>
          </table:table-cell>
          <table:table-cell office:value-type="string" calcext:value-type="string">
            <text:p>GABRIEL FALCONI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VIO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BRIELA GIMENEZ En su rol de: VESTUARIO</text:p>
          </table:table-cell>
          <table:table-cell table:formula="of:=CONCATENATE([.C8];&quot; &quot;;[.D8]; &quot; &quot;; [.E8])" office:value-type="string" office:string-value="GABRIELA GIMENEZ En su rol de: VESTUARIO" calcext:value-type="string">
            <text:p>GABRIELA GIMENEZ En su rol de: VESTUARIO</text:p>
          </table:table-cell>
          <table:table-cell office:value-type="string" calcext:value-type="string">
            <text:p>GABRIELA GIMENEZ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VESTUAR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ARDO GANDINI En su rol de: CLAVE</text:p>
          </table:table-cell>
          <table:table-cell table:formula="of:=CONCATENATE([.C9];&quot; &quot;;[.D9]; &quot; &quot;; [.E9])" office:value-type="string" office:string-value="GERARDO GANDINI En su rol de: CLAVE" calcext:value-type="string">
            <text:p>GERARDO GANDINI En su rol de: CLAVE</text:p>
          </table:table-cell>
          <table:table-cell office:value-type="string" calcext:value-type="string">
            <text:p>GERARDO GANDINI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CLA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ERARDO GANDINI En su rol de: DIRECCION</text:p>
          </table:table-cell>
          <table:table-cell table:formula="of:=CONCATENATE([.C10];&quot; &quot;;[.D10]; &quot; &quot;; [.E10])" office:value-type="string" office:string-value="GERARDO GANDINI En su rol de: DIRECCION" calcext:value-type="string">
            <text:p>GERARDO GANDINI En su rol de: DIRECCION</text:p>
          </table:table-cell>
          <table:table-cell office:value-type="string" calcext:value-type="string">
            <text:p>GERARDO GANDINI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DIRECC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RGE BERGERO En su rol de: VIOLONCELLO</text:p>
          </table:table-cell>
          <table:table-cell table:formula="of:=CONCATENATE([.C11];&quot; &quot;;[.D11]; &quot; &quot;; [.E11])" office:value-type="string" office:string-value="JORGE BERGERO En su rol de: VIOLONCELLO" calcext:value-type="string">
            <text:p>JORGE BERGERO En su rol de: VIOLONCELLO</text:p>
          </table:table-cell>
          <table:table-cell office:value-type="string" calcext:value-type="string">
            <text:p>JORGE BERGERO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VIOLONCEL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OSE LUIS SERRANO En su rol de: VESTUARIO</text:p>
          </table:table-cell>
          <table:table-cell table:formula="of:=CONCATENATE([.C12];&quot; &quot;;[.D12]; &quot; &quot;; [.E12])" office:value-type="string" office:string-value="JOSE LUIS SERRANO En su rol de: VESTUARIO" calcext:value-type="string">
            <text:p>JOSE LUIS SERRANO En su rol de: VESTUARIO</text:p>
          </table:table-cell>
          <table:table-cell office:value-type="string" calcext:value-type="string">
            <text:p>JOSE LUIS SERRANO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VESTUAR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AN JOSE SCUZARELLO En su rol de: VESTUARIO</text:p>
          </table:table-cell>
          <table:table-cell table:formula="of:=CONCATENATE([.C13];&quot; &quot;;[.D13]; &quot; &quot;; [.E13])" office:value-type="string" office:string-value="JUAN JOSE SCUZARELLO En su rol de: VESTUARIO" calcext:value-type="string">
            <text:p>JUAN JOSE SCUZARELLO En su rol de: VESTUARIO</text:p>
          </table:table-cell>
          <table:table-cell office:value-type="string" calcext:value-type="string">
            <text:p>JUAN JOSE SCUZARELLO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VESTUARI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ATHRYN POWER En su rol de: INTERPRETES</text:p>
          </table:table-cell>
          <table:table-cell table:formula="of:=CONCATENATE([.C14];&quot; &quot;;[.D14]; &quot; &quot;; [.E14])" office:value-type="string" office:string-value="KATHRYN POWER En su rol de: INTERPRETES" calcext:value-type="string">
            <text:p>KATHRYN POWER En su rol de: INTERPRETES</text:p>
          </table:table-cell>
          <table:table-cell office:value-type="string" calcext:value-type="string">
            <text:p>KATHRYN POWER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INTERPRE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ABLO VALETTI En su rol de: VIOLIN</text:p>
          </table:table-cell>
          <table:table-cell table:formula="of:=CONCATENATE([.C15];&quot; &quot;;[.D15]; &quot; &quot;; [.E15])" office:value-type="string" office:string-value="PABLO VALETTI En su rol de: VIOLIN" calcext:value-type="string">
            <text:p>PABLO VALETTI En su rol de: VIOLIN</text:p>
          </table:table-cell>
          <table:table-cell office:value-type="string" calcext:value-type="string">
            <text:p>PABLO VALETTI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VIOLI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NA BENEDETTO En su rol de: DIRECCION</text:p>
          </table:table-cell>
          <table:table-cell table:formula="of:=CONCATENATE([.C16];&quot; &quot;;[.D16]; &quot; &quot;; [.E16])" office:value-type="string" office:string-value="PINA BENEDETTO En su rol de: DIRECCION" calcext:value-type="string">
            <text:p>PINA BENEDETTO En su rol de: DIRECCION</text:p>
          </table:table-cell>
          <table:table-cell office:value-type="string" calcext:value-type="string">
            <text:p>PINA BENEDETTO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DIRECCIO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AUL NEUMANN En su rol de: INTERPRETES</text:p>
          </table:table-cell>
          <table:table-cell table:formula="of:=CONCATENATE([.C17];&quot; &quot;;[.D17]; &quot; &quot;; [.E17])" office:value-type="string" office:string-value="RAUL NEUMANN En su rol de: INTERPRETES" calcext:value-type="string">
            <text:p>RAUL NEUMANN En su rol de: INTERPRETES</text:p>
          </table:table-cell>
          <table:table-cell office:value-type="string" calcext:value-type="string">
            <text:p>RAUL NEUMANN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INTERPRE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ENJAMIN BRU En su rol de: VIOLA</text:p>
          </table:table-cell>
          <table:table-cell table:formula="of:=CONCATENATE([.C18];&quot; &quot;;[.D18]; &quot; &quot;; [.E18])" office:value-type="string" office:string-value="BENJAMIN BRU En su rol de: VIOLA" calcext:value-type="string">
            <text:p>BENJAMIN BRU En su rol de: VIOLA</text:p>
          </table:table-cell>
          <table:table-cell office:value-type="string" calcext:value-type="string">
            <text:p>BENJAMIN BRU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VIOL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NA BARONI En su rol de: FLAUTA</text:p>
          </table:table-cell>
          <table:table-cell table:formula="of:=CONCATENATE([.C19];&quot; &quot;;[.D19]; &quot; &quot;; [.E19])" office:value-type="string" office:string-value="DIANA BARONI En su rol de: FLAUTA" calcext:value-type="string">
            <text:p>DIANA BARONI En su rol de: FLAUTA</text:p>
          </table:table-cell>
          <table:table-cell office:value-type="string" calcext:value-type="string">
            <text:p>DIANA BARONI</text:p>
          </table:table-cell>
          <table:table-cell office:value-type="string" calcext:value-type="string">
            <text:p>En su rol de:</text:p>
          </table:table-cell>
          <table:table-cell office:value-type="string" calcext:value-type="string">
            <text:p>FLAUTA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number:date-style style:name="N109">
      <number:month number:textual="true"/>
      <number:text>-</number:text>
      <number:year/>
    </number:date-style>
    <number:date-style style:name="N110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20:14:37.4261644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7T14:21:45</meta:creation-date>
    <dc:date>2022-04-12T21:03:50.875341885</dc:date>
    <meta:generator>LibreOffice/6.4.7.2$Linux_X86_64 LibreOffice_project/40$Build-2</meta:generator>
    <meta:editing-duration>PT11M16S</meta:editing-duration>
    <meta:editing-cycles>5</meta:editing-cycles>
    <meta:document-statistic meta:table-count="1" meta:cell-count="94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